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44B000002B0EE6356A9563222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venir Next" svg:font-family="'Avenir Next'"/>
    <style:font-face style:name="DIN Condensed" svg:font-family="'DIN Condensed'"/>
    <style:font-face style:name="Damascus" svg:font-family="Damascus"/>
    <style:font-face style:name="Gurmukhi Sangam MN" svg:font-family="'Gurmukhi Sangam MN'"/>
    <style:font-face style:name="Arial Unicode MS1" svg:font-family="'Arial Unicode MS'" style:font-family-generic="swiss"/>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0b4783" officeooo:paragraph-rsid="000b4783"/>
    </style:style>
    <style:style style:name="P2" style:family="paragraph" style:parent-style-name="Heading_20_1">
      <style:text-properties fo:color="#c9211e" loext:opacity="100%" fo:text-shadow="1pt 1pt" style:text-overline-style="solid" style:text-overline-width="auto" style:text-overline-color="font-color"/>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b4783"/>
    </style:style>
    <style:style style:name="P5" style:family="paragraph">
      <loext:graphic-properties draw:fill="bitmap" draw:fill-image-name="Bitmap_20_2" draw:opacity="100%" draw:opacity-name="Transparency_20_1"/>
      <style:paragraph-properties fo:text-align="center"/>
      <style:text-properties fo:font-size="12pt"/>
    </style:style>
    <style:style style:name="T1" style:family="text">
      <style:text-properties fo:color="#561a2a" loext:opacity="100%"/>
    </style:style>
    <style:style style:name="T2" style:family="text">
      <style:text-properties fo:color="#000080" loext:opacity="100%"/>
    </style:style>
    <style:style style:name="T3" style:family="text">
      <style:text-properties fo:font-weight="normal" style:font-weight-asian="normal" style:font-weight-complex="normal"/>
    </style:style>
    <style:style style:name="gr1" style:family="graphic">
      <style:graphic-properties draw:fill="bitmap" draw:fill-image-name="Bitmap_20_2" draw:opacity="100%" draw:opacity-name="Transparency_20_1" draw:textarea-horizontal-align="justify" draw:textarea-vertical-align="middle" draw:auto-grow-height="false" fo:min-height="7.685cm" fo:min-width="21.001cm" loext:glow-radius="0cm"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custom-shape text:anchor-type="paragraph" draw:z-index="0" draw:name="Forme1" draw:style-name="gr1" draw:text-style-name="P5" svg:width="21.002cm" svg:height="7.686cm" svg:x="-2.043cm" svg:y="-2cm"><text:p/><draw:enhanced-geometry svg:viewBox="0 0 21600 21600" draw:type="rectangle" draw:enhanced-path="M 0 0 L 21600 0 21600 21600 0 21600 0 0 Z N"/></draw:custom-shape></text:h>
      <text:h text:style-name="P2" text:outline-level="1">Writing about <text:a xlink:type="simple" xlink:href="https://unsplash.com/photos/jz4ca36oJ_M" text:style-name="Internet_20_link" text:visited-style-name="Visited_20_Internet_20_Link">Google </text:a>GCSE and team up in exams</text:h>
      <text:p text:style-name="Text_20_body"/>
      <text:p text:style-name="Text_20_body"/>
      <text:p text:style-name="P3">Since 50 years, world has been upset from the appearing of new technologies. The main question is: Did we adapt nicely educational system and especially exams at school according these big new changes ?</text:p>
      <text:p text:style-name="P3">In the first time, surfing on google and searching information on website could be considered as natural tasks nowadays. Nevertheless, I feel not all persons are ready to get efficiently knowledge on Internet. Then, the worst negative side of Internet, people and children focus only their searching on Google, so they depend more on American companies and could think in the majority that their services are fully free yet it’s not the reality.</text:p>
      <text:p text:style-name="P3">Even if children or students could get any kind of information on Google, they could lose their own liberties and view how to think by their own. Sadly, the <text:span text:style-name="Strong_20_Emphasis"><text:span text:style-name="T3">taste</text:span></text:span> and capacities of finding fastly information in other sources like in books are losing these years.</text:p>
      <text:p text:style-name="P3">A compromise conceivable could be to let access students only for a part of exams, the access of Google, favor the assessment could highlight their skill on searching information online and other part of exam, they would use only their mind to solve problems. In real life, we also don't have always access to Internet and we should learn them to not become fully dependent on Google whatever their task they have to do.</text:p>
      <text:p text:style-name="P3">Besides, we think to accept team up during exams at school, i think it's a very good idea to learn at young age and let sit students exams in team. I feel we don't enough develop their aptitude to communicate nicely between them. Yet they could win so much time and learn new things when they would interact with their colleagues than using Google.</text:p>
      <text:p text:style-name="P4">Finally, if educational system was going to bring all the new concept of assessments in early ages; I wish they would do different exams to be able to test all skills of their students. I mean they sit alone exam then we allow them to team-up and to use Google for their exa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venir Next" svg:font-family="'Avenir Next'"/>
    <style:font-face style:name="DIN Condensed" svg:font-family="'DIN Condensed'"/>
    <style:font-face style:name="Damascus" svg:font-family="Damascus"/>
    <style:font-face style:name="Gurmukhi Sangam MN" svg:font-family="'Gurmukhi Sangam MN'"/>
    <style:font-face style:name="Arial Unicode MS1" svg:font-family="'Arial Unicode MS'" style:font-family-generic="swiss"/>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2" draw:display-name="Bitmap 2" xlink:href="Pictures/100002010000044B000002B0EE6356A95632226C.png" xlink:type="simple" xlink:show="embed" xlink:actuate="onLoad"/>
    <draw:opacity draw:name="Transparency_20_1" draw:display-name="Transparency 1" draw:style="linear" draw:start="100%" draw:end="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venir Next"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venir Next"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urmukhi Sangam MN" fo:font-family="'Gurmukhi Sangam M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IN Condensed" fo:font-family="'DIN Condensed'"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amascus" fo:font-family="Damascu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4783" officeooo:paragraph-rsid="000b4783"/>
    </style:style>
    <style:style style:name="MT1" style:family="text">
      <style:text-properties fo:color="#561a2a" loext:opacity="100%"/>
    </style:style>
    <style:style style:name="MT2" style:family="text">
      <style:text-properties fo:color="#000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efraiteur Maxence <text:s text:c="10"/></text:span><text:a xlink:type="simple" xlink:href="mailto:maxence.defraiteur.etu@univ-lille.fr" text:style-name="Internet_20_link" text:visited-style-name="Visited_20_Internet_20_Link"><text:span text:style-name="MT2">maxence.defraiteur.etu@univ-lille.fr</text:span></text:a><text:span text:style-name="MT1"> <text:s text:c="24"/>MATHS S4</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efraiteur Maxence</meta:initial-creator>
    <meta:creation-date>2021-02-01T10:20:35.138381161</meta:creation-date>
    <dc:date>2021-02-01T10:50:51.026082185</dc:date>
    <dc:creator>Defraiteur Maxence</dc:creator>
    <meta:editing-duration>PT12M34S</meta:editing-duration>
    <meta:editing-cycles>4</meta:editing-cycles>
    <meta:generator>LibreOffice/7.0.3.1$MacOSX_X86_64 LibreOffice_project/d7547858d014d4cf69878db179d326fc3483e082</meta:generator>
    <meta:document-statistic meta:table-count="0" meta:image-count="0" meta:object-count="0" meta:page-count="1" meta:paragraph-count="8" meta:word-count="358" meta:character-count="2098" meta:non-whitespace-character-count="1714"/>
  </office:meta>
</office:document-meta>
</file>